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741" officeooo:paragraph-rsid="00061741"/>
    </style:style>
    <style:style style:name="P2" style:family="paragraph" style:parent-style-name="Standard">
      <style:text-properties fo:font-size="20pt" officeooo:rsid="0000d768" officeooo:paragraph-rsid="00061741" style:font-size-asian="20pt" style:font-size-complex="20pt"/>
    </style:style>
    <style:style style:name="P3" style:family="paragraph" style:parent-style-name="Standard">
      <style:text-properties fo:font-size="20pt" officeooo:rsid="00061741" officeooo:paragraph-rsid="00061741" style:font-size-asian="20pt" style:font-size-complex="20pt"/>
    </style:style>
    <style:style style:name="P4" style:family="paragraph" style:parent-style-name="Standard">
      <style:text-properties fo:font-size="20pt" officeooo:rsid="0004f08c" officeooo:paragraph-rsid="00061741" style:font-size-asian="17.5pt" style:font-size-complex="20pt"/>
    </style:style>
    <style:style style:name="P5" style:family="paragraph" style:parent-style-name="Standard">
      <style:text-properties fo:font-size="20pt" officeooo:rsid="0007add4" officeooo:paragraph-rsid="00061741" style:font-size-asian="17.5pt" style:font-size-complex="20pt"/>
    </style:style>
    <style:style style:name="P6" style:family="paragraph" style:parent-style-name="Standard">
      <style:text-properties fo:font-size="20pt" officeooo:rsid="0007add4" officeooo:paragraph-rsid="00074cf7" style:font-size-asian="17.5pt" style:font-size-complex="20pt"/>
    </style:style>
    <style:style style:name="P7" style:family="paragraph" style:parent-style-name="Standard">
      <style:text-properties fo:font-size="20pt" officeooo:rsid="00061741" officeooo:paragraph-rsid="00061741" style:font-size-asian="17.5pt" style:font-size-complex="20pt"/>
    </style:style>
    <style:style style:name="P8" style:family="paragraph" style:parent-style-name="Standard">
      <style:text-properties fo:font-size="20pt" officeooo:rsid="0013706b" officeooo:paragraph-rsid="00061741" style:font-size-asian="17.5pt" style:font-size-complex="20pt"/>
    </style:style>
    <style:style style:name="P9" style:family="paragraph" style:parent-style-name="Standard">
      <style:text-properties fo:font-size="20pt" officeooo:rsid="000adafd" officeooo:paragraph-rsid="00074cf7" style:font-size-asian="17.5pt" style:font-size-complex="20pt"/>
    </style:style>
    <style:style style:name="P10" style:family="paragraph" style:parent-style-name="Standard">
      <style:text-properties fo:font-size="20pt" officeooo:rsid="000b44a8" officeooo:paragraph-rsid="00074cf7" style:font-size-asian="17.5pt" style:font-size-complex="20pt"/>
    </style:style>
    <style:style style:name="P11" style:family="paragraph" style:parent-style-name="Standard">
      <style:text-properties fo:font-size="20pt" officeooo:rsid="00085a56" officeooo:paragraph-rsid="00074cf7" style:font-size-asian="17.5pt" style:font-size-complex="20pt"/>
    </style:style>
    <style:style style:name="P12" style:family="paragraph" style:parent-style-name="Standard">
      <style:text-properties fo:font-size="20pt" officeooo:rsid="00139abf" officeooo:paragraph-rsid="00074cf7" style:font-size-asian="17.5pt" style:font-size-complex="20pt"/>
    </style:style>
    <style:style style:name="P13" style:family="paragraph" style:parent-style-name="Standard">
      <style:text-properties fo:font-size="20pt" officeooo:rsid="00182cb5" officeooo:paragraph-rsid="00074cf7" style:font-size-asian="17.5pt" style:font-size-complex="20pt"/>
    </style:style>
    <style:style style:name="T1" style:family="text">
      <style:text-properties officeooo:rsid="00061741"/>
    </style:style>
    <style:style style:name="T2" style:family="text">
      <style:text-properties officeooo:rsid="0000d768"/>
    </style:style>
    <style:style style:name="T3" style:family="text">
      <style:text-properties officeooo:rsid="0005d3d9"/>
    </style:style>
    <style:style style:name="T4" style:family="text">
      <style:text-properties officeooo:rsid="001558cc"/>
    </style:style>
    <style:style style:name="T5" style:family="text">
      <style:text-properties officeooo:rsid="000efaec"/>
    </style:style>
    <style:style style:name="T6" style:family="text">
      <style:text-properties style:text-position="super 58%"/>
    </style:style>
    <style:style style:name="T7" style:family="text">
      <style:text-properties officeooo:rsid="001505cf"/>
    </style:style>
    <style:style style:name="T8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</text:p>
      <text:p text:style-name="P1"/>
      <text:p text:style-name="P1">Monday</text:p>
      <text:p text:style-name="P2">1. Difference between Front-end development and Backed Development:</text:p>
      <text:p text:style-name="P2"><text:span text:style-name="T1">2.</text:span>List three technologies used for front-end and back-end development.</text:p>
      <text:p text:style-name="P3">3.<text:span text:style-name="T2">How we use git in Web development.</text:span></text:p>
      <text:p text:style-name="P3"/>
      <text:p text:style-name="P3">Tuesday</text:p>
      <text:p text:style-name="P4">1. What is a syntax?</text:p>
      <text:p text:style-name="P4"><text:span text:style-name="T3">2. What is the basic syntax for html.</text:span></text:p>
      <text:p text:style-name="P5"><text:span text:style-name="T1">3. </text:span>What is an element and give an example.</text:p>
      <text:p text:style-name="P5"/>
      <text:p text:style-name="P7">Wednesday</text:p>
      <text:p text:style-name="P8">Read about html tags <text:span text:style-name="T4">Void element tags</text:span></text:p>
      <text:p text:style-name="P8"/>
      <text:p text:style-name="P9">Assignment <text:span text:style-name="T5">Four</text:span> Thursday 18<text:span text:style-name="T6">th</text:span> 2024</text:p>
      <text:p text:style-name="P9"/>
      <text:p text:style-name="P10">1. Create another page named lists.html and read about the three types of lists in html and make some notes.</text:p>
      <text:p text:style-name="P9"/>
      <text:p text:style-name="P10">2. Create an image.html file and put some image and link it first to first code file. Then link up all the four pages.</text:p>
      <text:p text:style-name="P6"/>
      <text:p text:style-name="P6"/>
      <text:p text:style-name="P11">Assignment Friday 19<text:span text:style-name="T6">th</text:span> 2024</text:p>
      <text:p text:style-name="P11">1. Design a Checkbox, radio button on a form.</text:p>
      <text:p text:style-name="P11">2. Read about Font, colors and background in html.</text:p>
      <text:p text:style-name="P11">3. Create a class project folder, home, about, products and contacts pages then link the four pages.</text:p>
      <text:p text:style-name="P11"><text:soft-page-break/>4. create external css and also create a git repository for the project.</text:p>
      <text:p text:style-name="P11"/>
      <text:p text:style-name="P11"/>
      <text:p text:style-name="P11"/>
      <text:p text:style-name="P12"><text:span text:style-name="T7">Monda</text:span>y 22<text:span text:style-name="T6">nd</text:span> Jan 2024</text:p>
      <text:p text:style-name="P12"/>
      <text:p text:style-name="P12"/>
      <text:p text:style-name="P12">1. Paste Bootstrap in work project</text:p>
      <text:p text:style-name="P12">2. Link link it.</text:p>
      <text:p text:style-name="P12">3. Create a Container</text:p>
      <text:p text:style-name="P12">4. Create three rows put these elements in them:</text:p>
      <text:p text:style-name="P12">a. Menu Row</text:p>
      <text:p text:style-name="P12">b. Image row </text:p>
      <text:p text:style-name="P12">C. Footer Row</text:p>
      <text:p text:style-name="P12"/>
      <text:p text:style-name="P13">Tuesday 23<text:span text:style-name="T6">rd</text:span> Jan 2024</text:p>
      <text:p text:style-name="P13">Arrange all the assignments in order for the teacher to look at them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2:15:33.342135987</meta:creation-date>
    <dc:date>2024-01-24T12:22:51.198067023</dc:date>
    <meta:editing-duration>PT7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211" meta:character-count="1161" meta:non-whitespace-character-count="978"/>
  </office:meta>
</office:document-meta>
</file>